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ger (author)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3" table:number-rows-spanned="1">
            <text:p>extend standard User model by adding next fileds: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_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(post)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1:27.332871660</meta:creation-date>
    <dc:date>2022-08-29T16:49:12.916468648</dc:date>
    <meta:editing-duration>PT38M57S</meta:editing-duration>
    <meta:editing-cycles>5</meta:editing-cycles>
    <meta:generator>LibreOffice/7.3.5.2$Linux_X86_64 LibreOffice_project/30$Build-2</meta:generator>
    <meta:document-statistic meta:table-count="1" meta:cell-count="37" meta:object-count="0"/>
  </office:meta>
</office:document-meta>
</file>